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8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s" table:style-name="ta1">
        <table:shapes>
          <draw:frame draw:z-index="0" draw:style-name="gr1" draw:text-style-name="P1" svg:width="6.2988in" svg:height="3.5429in" svg:x="1.8732in" svg:y="0.0602in">
            <draw:object draw:notify-on-update-of-ranges="Times.A1:Times.A1 Times.A2:Times.A20 Times.B1:Times.B1 Times.B2:Times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12in" svg:height="3.5449in" svg:x="1.8839in" svg:y="4.0157in">
            <draw:object draw:notify-on-update-of-ranges="Times.A23:Times.A23 Times.A24:Times.A42 Times.B23:Times.B23 Times.B24:Times.B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12in" svg:height="3.5453in" svg:x="1.8189in" svg:y="7.8535in">
            <draw:object draw:notify-on-update-of-ranges="Times.A45:Times.A45 Times.A46:Times.A64 Times.B45:Times.B45 Times.B46:Times.B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rs</text:p>
          </table:table-cell>
          <table:table-cell office:value-type="string" calcext:value-type="string">
            <text:p>time s</text:p>
          </table:table-cell>
          <table:table-cell table:number-columns-repeated="10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125506" calcext:value-type="float">
            <text:p>0.125506</text:p>
          </table:table-cell>
          <table:table-cell table:number-columns-repeated="10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273955" calcext:value-type="float">
            <text:p>0.273955</text:p>
          </table:table-cell>
          <table:table-cell table:number-columns-repeated="8"/>
          <table:table-cell office:value-type="string" calcext:value-type="string">
            <text:p>Matige test</text:p>
          </table:table-cell>
          <table:table-cell office:value-type="string" calcext:value-type="string">
            <text:p>nlogn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439982" calcext:value-type="float">
            <text:p>0.439982</text:p>
          </table:table-cell>
          <table:table-cell table:number-columns-repeated="10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608176" calcext:value-type="float">
            <text:p>0.608176</text:p>
          </table:table-cell>
          <table:table-cell table:number-columns-repeated="10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779685" calcext:value-type="float">
            <text:p>0.779685</text:p>
          </table:table-cell>
          <table:table-cell table:number-columns-repeated="10"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975382" calcext:value-type="float">
            <text:p>0.975382</text:p>
          </table:table-cell>
          <table:table-cell table:number-columns-repeated="10"/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.13286" calcext:value-type="float">
            <text:p>1.13286</text:p>
          </table:table-cell>
          <table:table-cell table:number-columns-repeated="10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.27773" calcext:value-type="float">
            <text:p>1.27773</text:p>
          </table:table-cell>
          <table:table-cell table:number-columns-repeated="10"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.50219" calcext:value-type="float">
            <text:p>1.50219</text:p>
          </table:table-cell>
          <table:table-cell table:number-columns-repeated="1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.68035" calcext:value-type="float">
            <text:p>1.68035</text:p>
          </table:table-cell>
          <table:table-cell table:number-columns-repeated="10"/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1.90891" calcext:value-type="float">
            <text:p>1.90891</text:p>
          </table:table-cell>
          <table:table-cell table:number-columns-repeated="10"/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2.15603" calcext:value-type="float">
            <text:p>2.15603</text:p>
          </table:table-cell>
          <table:table-cell table:number-columns-repeated="10"/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2.37983" calcext:value-type="float">
            <text:p>2.37983</text:p>
          </table:table-cell>
          <table:table-cell table:number-columns-repeated="10"/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2.55625" calcext:value-type="float">
            <text:p>2.55625</text:p>
          </table:table-cell>
          <table:table-cell table:number-columns-repeated="10"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.80793" calcext:value-type="float">
            <text:p>2.80793</text:p>
          </table:table-cell>
          <table:table-cell table:number-columns-repeated="10"/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3.06038" calcext:value-type="float">
            <text:p>3.06038</text:p>
          </table:table-cell>
          <table:table-cell table:number-columns-repeated="10"/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3.29012" calcext:value-type="float">
            <text:p>3.29012</text:p>
          </table:table-cell>
          <table:table-cell table:number-columns-repeated="10"/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3.48084" calcext:value-type="float">
            <text:p>3.48084</text:p>
          </table:table-cell>
          <table:table-cell table:number-columns-repeated="10"/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3.69228" calcext:value-type="float">
            <text:p>3.69228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iters</text:p>
          </table:table-cell>
          <table:table-cell office:value-type="string" calcext:value-type="string">
            <text:p>time s</text:p>
          </table:table-cell>
          <table:table-cell table:number-columns-repeated="10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125501" calcext:value-type="float">
            <text:p>0.125501</text:p>
          </table:table-cell>
          <table:table-cell table:number-columns-repeated="8"/>
          <table:table-cell office:value-type="string" calcext:value-type="string">
            <text:p>Worst Case</text:p>
          </table:table-cell>
          <table:table-cell office:value-type="string" calcext:value-type="string">
            <text:p>nlogn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296963" calcext:value-type="float">
            <text:p>0.296963</text:p>
          </table:table-cell>
          <table:table-cell table:number-columns-repeated="1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499584" calcext:value-type="float">
            <text:p>0.499584</text:p>
          </table:table-cell>
          <table:table-cell table:number-columns-repeated="10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752928" calcext:value-type="float">
            <text:p>0.752928</text:p>
          </table:table-cell>
          <table:table-cell table:number-columns-repeated="10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955837" calcext:value-type="float">
            <text:p>0.955837</text:p>
          </table:table-cell>
          <table:table-cell table:number-columns-repeated="10"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.18092" calcext:value-type="float">
            <text:p>1.18092</text:p>
          </table:table-cell>
          <table:table-cell table:number-columns-repeated="10"/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.44359" calcext:value-type="float">
            <text:p>1.44359</text:p>
          </table:table-cell>
          <table:table-cell table:number-columns-repeated="10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.71089" calcext:value-type="float">
            <text:p>1.71089</text:p>
          </table:table-cell>
          <table:table-cell table:number-columns-repeated="10"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.98542" calcext:value-type="float">
            <text:p>1.98542</text:p>
          </table:table-cell>
          <table:table-cell table:number-columns-repeated="1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.21771" calcext:value-type="float">
            <text:p>2.21771</text:p>
          </table:table-cell>
          <table:table-cell table:number-columns-repeated="10"/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2.56381" calcext:value-type="float">
            <text:p>2.56381</text:p>
          </table:table-cell>
          <table:table-cell table:number-columns-repeated="10"/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2.84474" calcext:value-type="float">
            <text:p>2.84474</text:p>
          </table:table-cell>
          <table:table-cell table:number-columns-repeated="10"/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3.20447" calcext:value-type="float">
            <text:p>3.20447</text:p>
          </table:table-cell>
          <table:table-cell table:number-columns-repeated="10"/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3.46275" calcext:value-type="float">
            <text:p>3.46275</text:p>
          </table:table-cell>
          <table:table-cell table:number-columns-repeated="10"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3.72732" calcext:value-type="float">
            <text:p>3.72732</text:p>
          </table:table-cell>
          <table:table-cell table:number-columns-repeated="10"/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4.10167" calcext:value-type="float">
            <text:p>4.10167</text:p>
          </table:table-cell>
          <table:table-cell table:number-columns-repeated="10"/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4.33199" calcext:value-type="float">
            <text:p>4.33199</text:p>
          </table:table-cell>
          <table:table-cell table:number-columns-repeated="10"/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4.61128" calcext:value-type="float">
            <text:p>4.61128</text:p>
          </table:table-cell>
          <table:table-cell table:number-columns-repeated="10"/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4.92682" calcext:value-type="float">
            <text:p>4.9268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iters</text:p>
          </table:table-cell>
          <table:table-cell office:value-type="string" calcext:value-type="string">
            <text:p>time s</text:p>
          </table:table-cell>
          <table:table-cell table:number-columns-repeated="8"/>
          <table:table-cell office:value-type="string" calcext:value-type="string">
            <text:p>Best Case</text:p>
          </table:table-cell>
          <table:table-cell office:value-type="string" calcext:value-type="string">
            <text:p>Mooi lineair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512788" calcext:value-type="float">
            <text:p>0.0512788</text:p>
          </table:table-cell>
          <table:table-cell table:number-columns-repeated="10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104358" calcext:value-type="float">
            <text:p>0.104358</text:p>
          </table:table-cell>
          <table:table-cell table:number-columns-repeated="1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1543" calcext:value-type="float">
            <text:p>0.1543</text:p>
          </table:table-cell>
          <table:table-cell table:number-columns-repeated="10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204279" calcext:value-type="float">
            <text:p>0.204279</text:p>
          </table:table-cell>
          <table:table-cell table:number-columns-repeated="10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251626" calcext:value-type="float">
            <text:p>0.251626</text:p>
          </table:table-cell>
          <table:table-cell table:number-columns-repeated="10"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302867" calcext:value-type="float">
            <text:p>0.302867</text:p>
          </table:table-cell>
          <table:table-cell table:number-columns-repeated="10"/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0.3618" calcext:value-type="float">
            <text:p>0.3618</text:p>
          </table:table-cell>
          <table:table-cell table:number-columns-repeated="10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403555" calcext:value-type="float">
            <text:p>0.403555</text:p>
          </table:table-cell>
          <table:table-cell table:number-columns-repeated="10"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0.457257" calcext:value-type="float">
            <text:p>0.457257</text:p>
          </table:table-cell>
          <table:table-cell table:number-columns-repeated="1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505111" calcext:value-type="float">
            <text:p>0.505111</text:p>
          </table:table-cell>
          <table:table-cell table:number-columns-repeated="10"/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0.556151" calcext:value-type="float">
            <text:p>0.556151</text:p>
          </table:table-cell>
          <table:table-cell table:number-columns-repeated="10"/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0.605462" calcext:value-type="float">
            <text:p>0.605462</text:p>
          </table:table-cell>
          <table:table-cell table:number-columns-repeated="10"/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0.656985" calcext:value-type="float">
            <text:p>0.656985</text:p>
          </table:table-cell>
          <table:table-cell table:number-columns-repeated="10"/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0.708519" calcext:value-type="float">
            <text:p>0.708519</text:p>
          </table:table-cell>
          <table:table-cell table:number-columns-repeated="10"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0.765892" calcext:value-type="float">
            <text:p>0.765892</text:p>
          </table:table-cell>
          <table:table-cell table:number-columns-repeated="10"/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0.821506" calcext:value-type="float">
            <text:p>0.821506</text:p>
          </table:table-cell>
          <table:table-cell table:number-columns-repeated="10"/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0.885298" calcext:value-type="float">
            <text:p>0.885298</text:p>
          </table:table-cell>
          <table:table-cell table:number-columns-repeated="10"/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0.934833" calcext:value-type="float">
            <text:p>0.934833</text:p>
          </table:table-cell>
          <table:table-cell table:number-columns-repeated="10"/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0.985627" calcext:value-type="float">
            <text:p>0.98562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4T22:11:17.801045202</dc:date>
    <meta:editing-duration>PT2M45S</meta:editing-duration>
    <meta:editing-cycles>1</meta:editing-cycles>
    <meta:document-statistic meta:table-count="1" meta:cell-count="126" meta:object-count="3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Times.A1:Times.B20" chart:data-source-has-labels="both" svg:x="0.32cm" svg:y="0.18cm" svg:width="13.063cm" svg:height="8.64cm">
          <chart:coordinate-region svg:x="1.248cm" svg:y="0.379cm" svg:width="11.994cm" svg:height="6.995cm"/>
          <chart:axis chart:dimension="x" chart:name="primary-x" chart:style-name="ch4" chartooo:axis-type="auto">
            <chartooo:date-scale/>
            <chart:categories table:cell-range-address="Times.A2:Times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s.B2:Times.B20" chart:label-cell-address="Times.B1:Times.B1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s</text:p>
                <draw:g>
                  <svg:desc>Times.B1:Times.B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Times.A2:Times.A20</svg:desc>
                </draw:g>
              </table:table-cell>
              <table:table-cell office:value-type="float" office:value="0.125506">
                <text:p>0.125506</text:p>
                <draw:g>
                  <svg:desc>Times.B2:Times.B20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273955">
                <text:p>0.273955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439982">
                <text:p>0.43998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608176">
                <text:p>0.60817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779685">
                <text:p>0.779685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975382">
                <text:p>0.975382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1.13286">
                <text:p>1.13286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.27773">
                <text:p>1.27773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.50219">
                <text:p>1.5021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68035">
                <text:p>1.68035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1.90891">
                <text:p>1.90891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2.15603">
                <text:p>2.15603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2.37983">
                <text:p>2.37983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2.55625">
                <text:p>2.55625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2.80793">
                <text:p>2.80793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3.06038">
                <text:p>3.06038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3.29012">
                <text:p>3.29012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3.48084">
                <text:p>3.48084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3.69228">
                <text:p>3.692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line" chart:style-name="ch1">
        <chart:legend chart:legend-position="end" svg:x="13.709cm" svg:y="4.203cm" style:legend-expansion="high" chart:style-name="ch2"/>
        <chart:plot-area chart:style-name="ch3" table:cell-range-address="Times.A23:Times.B42" chart:data-source-has-labels="both" svg:x="0.32cm" svg:y="0.18cm" svg:width="13.069cm" svg:height="8.645cm">
          <chart:coordinate-region svg:x="1.247cm" svg:y="0.379cm" svg:width="12.002cm" svg:height="7cm"/>
          <chart:axis chart:dimension="x" chart:name="primary-x" chart:style-name="ch4" chartooo:axis-type="auto">
            <chartooo:date-scale/>
            <chart:categories table:cell-range-address="Times.A24:Times.A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s.B24:Times.B42" chart:label-cell-address="Times.B23:Times.B23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s</text:p>
                <draw:g>
                  <svg:desc>Times.B23:Times.B23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Times.A24:Times.A42</svg:desc>
                </draw:g>
              </table:table-cell>
              <table:table-cell office:value-type="float" office:value="0.125501">
                <text:p>0.125501</text:p>
                <draw:g>
                  <svg:desc>Times.B24:Times.B42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296963">
                <text:p>0.296963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499584">
                <text:p>0.49958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752928">
                <text:p>0.752928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955837">
                <text:p>0.955837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.18092">
                <text:p>1.18092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1.44359">
                <text:p>1.44359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.71089">
                <text:p>1.71089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.98542">
                <text:p>1.9854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21771">
                <text:p>2.21771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2.56381">
                <text:p>2.56381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2.84474">
                <text:p>2.84474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3.20447">
                <text:p>3.20447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3.46275">
                <text:p>3.46275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3.72732">
                <text:p>3.72732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4.10167">
                <text:p>4.10167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4.33199">
                <text:p>4.33199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4.61128">
                <text:p>4.61128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4.92682">
                <text:p>4.926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legend chart:legend-position="end" svg:x="13.709cm" svg:y="4.204cm" style:legend-expansion="high" chart:style-name="ch2"/>
        <chart:plot-area chart:style-name="ch3" table:cell-range-address="Times.A45:Times.B64" chart:data-source-has-labels="both" svg:x="0.32cm" svg:y="0.18cm" svg:width="13.069cm" svg:height="8.646cm">
          <chart:coordinate-region svg:x="1.248cm" svg:y="0.38cm" svg:width="12cm" svg:height="7cm"/>
          <chart:axis chart:dimension="x" chart:name="primary-x" chart:style-name="ch4" chartooo:axis-type="auto">
            <chartooo:date-scale/>
            <chart:categories table:cell-range-address="Times.A46:Times.A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s.B46:Times.B64" chart:label-cell-address="Times.B45:Times.B45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s</text:p>
                <draw:g>
                  <svg:desc>Times.B45:Times.B45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Times.A46:Times.A64</svg:desc>
                </draw:g>
              </table:table-cell>
              <table:table-cell office:value-type="float" office:value="0.0512788">
                <text:p>0.0512788</text:p>
                <draw:g>
                  <svg:desc>Times.B46:Times.B64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104358">
                <text:p>0.10435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1543">
                <text:p>0.154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204279">
                <text:p>0.20427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251626">
                <text:p>0.25162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302867">
                <text:p>0.302867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3618">
                <text:p>0.3618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403555">
                <text:p>0.403555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457257">
                <text:p>0.45725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505111">
                <text:p>0.505111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0.556151">
                <text:p>0.556151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0.605462">
                <text:p>0.605462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0.656985">
                <text:p>0.656985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0.708519">
                <text:p>0.708519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0.765892">
                <text:p>0.765892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0.821506">
                <text:p>0.821506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0.885298">
                <text:p>0.885298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0.934833">
                <text:p>0.934833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0.985627">
                <text:p>0.9856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